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008000" draw:marker-start-width="0.246cm" draw:marker-end="Arrow" draw:marker-end-width="0.25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svg:stroke-color="#800000" draw:marker-start-width="0.246cm" draw:marker-end="Arrow" draw:marker-end-width="0.259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246cm" draw:marker-end-width="0.246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Master1-Layout7-blank-Blank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Slide1" draw:style-name="dp1" draw:master-page-name="Master1-Layout7-blank-Blank" presentation:presentation-page-layout-name="AL1T13">
        <draw:line draw:style-name="gr1" draw:text-style-name="P1" draw:layer="layout" svg:x1="3.175cm" svg:y1="3.387cm" svg:x2="20.108cm" svg:y2="3.387cm">
          <text:p/>
        </draw:line>
        <draw:line draw:style-name="gr1" draw:text-style-name="P1" draw:layer="layout" svg:x1="20.108cm" svg:y1="3.387cm" svg:x2="20.066cm" svg:y2="16.256cm">
          <text:p/>
        </draw:line>
        <draw:line draw:style-name="gr2" draw:text-style-name="P1" draw:layer="layout" svg:x1="3.175cm" svg:y1="12.7cm" svg:x2="3.175cm" svg:y2="3.387cm">
          <text:p/>
        </draw:line>
        <draw:line draw:style-name="gr2" draw:text-style-name="P1" draw:layer="layout" svg:x1="20.066cm" svg:y1="12.7cm" svg:x2="3.175cm" svg:y2="12.7cm">
          <text:p/>
        </draw:line>
        <draw:line draw:style-name="gr3" draw:text-style-name="P1" draw:layer="layout" svg:x1="21.167cm" svg:y1="2.328cm" svg:x2="4.064cm" svg:y2="2.286cm">
          <text:p/>
        </draw:line>
        <draw:line draw:style-name="gr3" draw:text-style-name="P1" draw:layer="layout" svg:x1="21.117cm" svg:y1="2.277cm" svg:x2="21.082cm" svg:y2="16.51cm">
          <text:p/>
        </draw:line>
        <draw:line draw:style-name="gr3" draw:text-style-name="P1" draw:layer="layout" svg:x1="2.321cm" svg:y1="2.165cm" svg:x2="2.286cm" svg:y2="16.34cm">
          <text:p/>
        </draw:line>
        <draw:line draw:style-name="gr3" draw:text-style-name="P1" draw:layer="layout" svg:x1="19.262cm" svg:y1="16.34cm" svg:x2="2.286cm" svg:y2="16.298cm">
          <text:p/>
        </draw:line>
        <draw:line draw:style-name="gr3" draw:text-style-name="P1" draw:layer="layout" svg:x1="19.211cm" svg:y1="13.589cm" svg:x2="2.235cm" svg:y2="13.547cm">
          <text:p/>
        </draw:line>
        <draw:line draw:style-name="gr3" draw:text-style-name="P1" draw:layer="layout" svg:x1="19.211cm" svg:y1="16.289cm" svg:x2="19.211cm" svg:y2="13.589cm">
          <text:p/>
        </draw:line>
        <draw:line draw:style-name="gr3" draw:text-style-name="P1" draw:layer="layout" svg:x1="19.36cm" svg:y1="11.738cm" svg:x2="4.022cm" svg:y2="11.696cm">
          <text:p/>
        </draw:line>
        <draw:line draw:style-name="gr3" draw:text-style-name="P1" draw:layer="layout" svg:x1="19.36cm" svg:y1="4.318cm" svg:x2="4.022cm" svg:y2="4.276cm">
          <text:p/>
        </draw:line>
        <draw:line draw:style-name="gr3" draw:text-style-name="P1" draw:layer="layout" svg:x1="4.022cm" svg:y1="4.276cm" svg:x2="3.971cm" svg:y2="11.738cm">
          <text:p/>
        </draw:line>
        <draw:line draw:style-name="gr3" draw:text-style-name="P1" draw:layer="layout" svg:x1="19.36cm" svg:y1="4.276cm" svg:x2="19.36cm" svg:y2="11.738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3-12-30">12/30/13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PowerPoint Presentation</dc:title>
    <meta:initial-creator>Liu Larry.1 (Nokia-MP/Beijing)</meta:initial-creator>
    <dc:creator>Liu Xinyu</dc:creator>
    <meta:creation-date>2013-09-16T01:34:53Z</meta:creation-date>
    <dc:date>2013-12-30T13:40:41</dc:date>
    <meta:editing-cycles>4</meta:editing-cycles>
    <meta:editing-duration>PT3M35S</meta:editing-duration>
    <meta:document-statistic meta:object-count="163"/>
  </office:meta>
</office:document-meta>
</file>